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4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Я говорю, привет!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!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елаю коммит!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 своей ветке коммит и пуш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.00.0000</text:date>, <text:time style:data-style-name="N2" text:time-value="11:48:12.22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meta:creation-date>2009-04-16T11:32:48Z</meta:creation-date>
    <dc:date>2017-07-14T11:47:17.459000000</dc:date>
    <meta:editing-cycles>6</meta:editing-cycles>
    <meta:editing-duration>PT6M48S</meta:editing-duration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